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DC-timing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date" office:date-value="2023-06-27" calcext:value-type="date">
            <text:p>06/27/23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L431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ixed</text:p>
          </table:table-cell>
          <table:table-cell table:style-name="ce2" office:value-type="string" calcext:value-type="string">
            <text:p>ADC MHz</text:p>
          </table:table-cell>
          <table:table-cell table:style-name="ce2" office:value-type="string" calcext:value-type="string">
            <text:p>DMA ½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float" office:value="12.5" calcext:value-type="float">
            <text:p>12.5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otal cycles</text:p>
          </table:table-cell>
          <table:table-cell table:number-columns-repeated="2" table:style-name="ce2"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fADC(MHz)</text:p>
          </table:table-cell>
          <table:table-cell office:value-type="string" calcext:value-type="string">
            <text:p>Cadc(p)</text:p>
          </table:table-cell>
          <table:table-cell office:value-type="string" calcext:value-type="string">
            <text:p>In(2^n+2)</text:p>
          </table:table-cell>
          <table:table-cell office:value-type="string" calcext:value-type="string">
            <text:p>Radc (k)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.5" calcext:value-type="float">
            <text:p>47.5</text:p>
          </table:table-cell>
          <table:table-cell table:formula="of:=[.B8]+[.C$6]" office:value-type="float" office:value="60" calcext:value-type="float">
            <text:p>60</text:p>
          </table:table-cell>
          <table:table-cell table:formula="of:=[.C8]*(1/[.D$6])" office:value-type="float" office:value="3.75" calcext:value-type="float">
            <text:p>3.75</text:p>
          </table:table-cell>
          <table:table-cell table:formula="of:=[.D8]*[.E$6]" office:value-type="float" office:value="60" calcext:value-type="float">
            <text:p>6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8]-0.5)/([.I8]*1000000*[.J8]*0.000000000001*[.K8]))-[.L8]" office:value-type="float" office:value="-5.36421712239583" calcext:value-type="float">
            <text:p>-5.3642171224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float" office:value="47.5" calcext:value-type="float">
            <text:p>47.5</text:p>
          </table:table-cell>
          <table:table-cell table:formula="of:=[.B9]+[.C$6]" office:value-type="float" office:value="60" calcext:value-type="float">
            <text:p>60</text:p>
          </table:table-cell>
          <table:table-cell table:formula="of:=[.C9]*(1/[.D$6])" office:value-type="float" office:value="3.75" calcext:value-type="float">
            <text:p>3.75</text:p>
          </table:table-cell>
          <table:table-cell table:formula="of:=[.D9]*[.E$6]" office:value-type="float" office:value="60" calcext:value-type="float">
            <text:p>6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9]-0.5)/([.I9]*1000000*[.J9]*0.000000000001*[.K9]))-[.L9]" office:value-type="float" office:value="-2.31245930989583" calcext:value-type="float">
            <text:p>-2.3124593099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float" office:value="47.5" calcext:value-type="float">
            <text:p>47.5</text:p>
          </table:table-cell>
          <table:table-cell table:formula="of:=[.B10]+[.C$6]" office:value-type="float" office:value="60" calcext:value-type="float">
            <text:p>60</text:p>
          </table:table-cell>
          <table:table-cell table:formula="of:=[.C10]*(1/[.D$6])" office:value-type="float" office:value="3.75" calcext:value-type="float">
            <text:p>3.75</text:p>
          </table:table-cell>
          <table:table-cell table:formula="of:=[.D10]*[.E$6]" office:value-type="float" office:value="60" calcext:value-type="float">
            <text:p>6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0]-0.5)/([.I10]*1000000*[.J10]*0.000000000001*[.K10]))-[.L10]" office:value-type="float" office:value="0.993611653645833" calcext:value-type="float">
            <text:p>0.9936116536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float" office:value="47.5" calcext:value-type="float">
            <text:p>47.5</text:p>
          </table:table-cell>
          <table:table-cell table:formula="of:=[.B11]+[.C$6]" office:value-type="float" office:value="60" calcext:value-type="float">
            <text:p>60</text:p>
          </table:table-cell>
          <table:table-cell table:formula="of:=[.C11]*(1/[.D$6])" office:value-type="float" office:value="3.75" calcext:value-type="float">
            <text:p>3.75</text:p>
          </table:table-cell>
          <table:table-cell table:formula="of:=[.D11]*[.E$6]" office:value-type="float" office:value="60" calcext:value-type="float">
            <text:p>6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1]-0.5)/([.I11]*1000000*[.J11]*0.000000000001*[.K11]))-[.L11]" office:value-type="float" office:value="8.1143798828125" calcext:value-type="float">
            <text:p>8.1143798828</text:p>
          </table:table-cell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float" office:value="47.5" calcext:value-type="float">
            <text:p>47.5</text:p>
          </table:table-cell>
          <table:table-cell table:formula="of:=[.B12]+[.C$6]" office:value-type="float" office:value="60" calcext:value-type="float">
            <text:p>60</text:p>
          </table:table-cell>
          <table:table-cell table:formula="of:=[.C12]*(1/[.D$6])" office:value-type="float" office:value="3.75" calcext:value-type="float">
            <text:p>3.75</text:p>
          </table:table-cell>
          <table:table-cell table:formula="of:=[.D12]*[.E$6]" office:value-type="float" office:value="60" calcext:value-type="float">
            <text:p>6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2]-0.5)/([.I12]*1000000*[.J12]*0.000000000001*[.K12]))-[.L12]" office:value-type="float" office:value="15.2351481119792" calcext:value-type="float">
            <text:p>15.235148112</text:p>
          </table:table-cell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office:value-type="float" office:value="247.5" calcext:value-type="float">
            <text:p>247.5</text:p>
          </table:table-cell>
          <table:table-cell table:formula="of:=[.B13]+[.C$6]" office:value-type="float" office:value="260" calcext:value-type="float">
            <text:p>260</text:p>
          </table:table-cell>
          <table:table-cell table:formula="of:=[.C13]*(1/[.D$6])" office:value-type="float" office:value="16.25" calcext:value-type="float">
            <text:p>16.25</text:p>
          </table:table-cell>
          <table:table-cell table:formula="of:=[.D13]*[.E$6]" office:value-type="float" office:value="260" calcext:value-type="float">
            <text:p>26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3]-0.5)/([.I13]*1000000*[.J13]*0.000000000001*[.K13]))-[.L13]" office:value-type="float" office:value="22.3559163411458" calcext:value-type="float">
            <text:p>22.3559163411</text:p>
          </table:table-cell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office:value-type="float" office:value="247.5" calcext:value-type="float">
            <text:p>247.5</text:p>
          </table:table-cell>
          <table:table-cell table:formula="of:=[.B14]+[.C$6]" office:value-type="float" office:value="260" calcext:value-type="float">
            <text:p>260</text:p>
          </table:table-cell>
          <table:table-cell table:formula="of:=[.C14]*(1/[.D$6])" office:value-type="float" office:value="16.25" calcext:value-type="float">
            <text:p>16.25</text:p>
          </table:table-cell>
          <table:table-cell table:formula="of:=[.D14]*[.E$6]" office:value-type="float" office:value="260" calcext:value-type="float">
            <text:p>260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4]-0.5)/([.I14]*1000000*[.J14]*0.000000000001*[.K14]))-[.L14]" office:value-type="float" office:value="30.4939371744792" calcext:value-type="float">
            <text:p>30.493937174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float" office:value="480" calcext:value-type="float">
            <text:p>4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5]-0.5)/([.I15]*1000000*[.J15]*0.000000000001*[.K15]))-[.L15]" office:value-type="float" office:value="115.943155924479" calcext:value-type="float">
            <text:p>115.9431559245</text:p>
          </table:table-cell>
        </table:table-row>
        <table:table-row table:style-name="ro1">
          <table:table-cell table:number-columns-repeated="2"/>
          <table:table-cell table:formula="of:=SUM([.C8:.C14])" office:value-type="float" office:value="820" calcext:value-type="float">
            <text:p>820</text:p>
          </table:table-cell>
          <table:table-cell table:style-name="Default" table:formula="of:=SUM([.D8:.D14])" office:value-type="float" office:value="51.25" calcext:value-type="float">
            <text:p>51.25</text:p>
          </table:table-cell>
          <table:table-cell table:formula="of:=[.D16]*[.E$6]" office:value-type="float" office:value="820" calcext:value-type="float">
            <text:p>82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Fixed</text:p>
          </table:table-cell>
          <table:table-cell table:style-name="ce2" office:value-type="string" calcext:value-type="string">
            <text:p>ADC MHz</text:p>
          </table:table-cell>
          <table:table-cell table:style-name="ce2" office:value-type="string" calcext:value-type="string">
            <text:p>DMA 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46</text:p>
          </table:table-cell>
          <table:table-cell table:number-columns-repeated="2"/>
          <table:table-cell table:style-name="Default"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B20]+[.C$6]" office:value-type="float" office:value="68.5" calcext:value-type="float">
            <text:p>68.5</text:p>
          </table:table-cell>
          <table:table-cell table:formula="of:=[.C20]*(1/[.D$19])" office:value-type="float" office:value="2.28333333333333" calcext:value-type="float">
            <text:p>2.28</text:p>
          </table:table-cell>
          <table:table-cell table:formula="of:=[.D20]*[.E$19]" office:value-type="float" office:value="36.5333333333333" calcext:value-type="float">
            <text:p>36.5333333333</text:p>
          </table:table-cell>
          <table:table-cell office:value-type="string" calcext:value-type="string">
            <text:p>IN10</text:p>
          </table:table-cell>
          <table:table-cell table:number-columns-repeated="7"/>
        </table:table-row>
        <table:table-row table:style-name="ro1">
          <table:table-cell table:formula="of:=[.A20]+1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formula="of:=[.B21]+[.C$6]" office:value-type="float" office:value="68.5" calcext:value-type="float">
            <text:p>68.5</text:p>
          </table:table-cell>
          <table:table-cell table:formula="of:=[.C21]*(1/[.D$19])" office:value-type="float" office:value="2.28333333333333" calcext:value-type="float">
            <text:p>2.28</text:p>
          </table:table-cell>
          <table:table-cell table:formula="of:=[.D21]*[.E$19]" office:value-type="float" office:value="36.5333333333333" calcext:value-type="float">
            <text:p>36.5333333333</text:p>
          </table:table-cell>
          <table:table-cell office:value-type="string" calcext:value-type="string">
            <text:p>IN11</text:p>
          </table:table-cell>
          <table:table-cell table:number-columns-repeated="7"/>
        </table:table-row>
        <table:table-row table:style-name="ro1">
          <table:table-cell table:formula="of:=[.A21]+1"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formula="of:=[.B22]+[.C$6]" office:value-type="float" office:value="68.5" calcext:value-type="float">
            <text:p>68.5</text:p>
          </table:table-cell>
          <table:table-cell table:formula="of:=[.C22]*(1/[.D$19])" office:value-type="float" office:value="2.28333333333333" calcext:value-type="float">
            <text:p>2.28</text:p>
          </table:table-cell>
          <table:table-cell table:formula="of:=[.D22]*[.E$19]" office:value-type="float" office:value="36.5333333333333" calcext:value-type="float">
            <text:p>36.5333333333</text:p>
          </table:table-cell>
          <table:table-cell office:value-type="string" calcext:value-type="string">
            <text:p>IN12</text:p>
          </table:table-cell>
          <table:table-cell table:number-columns-repeated="7"/>
        </table:table-row>
        <table:table-row table:style-name="ro1">
          <table:table-cell table:formula="of:=[.A22]+1"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formula="of:=[.B23]+[.C$6]" office:value-type="float" office:value="68.5" calcext:value-type="float">
            <text:p>68.5</text:p>
          </table:table-cell>
          <table:table-cell table:formula="of:=[.C23]*(1/[.D$19])" office:value-type="float" office:value="2.28333333333333" calcext:value-type="float">
            <text:p>2.28</text:p>
          </table:table-cell>
          <table:table-cell table:formula="of:=[.D23]*[.E$19]" office:value-type="float" office:value="36.5333333333333" calcext:value-type="float">
            <text:p>36.5333333333</text:p>
          </table:table-cell>
          <table:table-cell office:value-type="string" calcext:value-type="string">
            <text:p>IN13</text:p>
          </table:table-cell>
          <table:table-cell table:number-columns-repeated="7"/>
        </table:table-row>
        <table:table-row table:style-name="ro1">
          <table:table-cell table:formula="of:=[.A23]+1"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formula="of:=[.B24]+[.C$6]" office:value-type="float" office:value="68.5" calcext:value-type="float">
            <text:p>68.5</text:p>
          </table:table-cell>
          <table:table-cell table:formula="of:=[.C24]*(1/[.D$19])" office:value-type="float" office:value="2.28333333333333" calcext:value-type="float">
            <text:p>2.28</text:p>
          </table:table-cell>
          <table:table-cell table:formula="of:=[.D24]*[.E$19]" office:value-type="float" office:value="36.5333333333333" calcext:value-type="float">
            <text:p>36.5333333333</text:p>
          </table:table-cell>
          <table:table-cell office:value-type="string" calcext:value-type="string">
            <text:p>IN14</text:p>
          </table:table-cell>
          <table:table-cell table:number-columns-repeated="7"/>
        </table:table-row>
        <table:table-row table:style-name="ro1">
          <table:table-cell table:formula="of:=[.A24]+1"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formula="of:=[.B25]+[.C$6]" office:value-type="float" office:value="68.5" calcext:value-type="float">
            <text:p>68.5</text:p>
          </table:table-cell>
          <table:table-cell table:formula="of:=[.C25]*(1/[.D$19])" office:value-type="float" office:value="2.28333333333333" calcext:value-type="float">
            <text:p>2.28</text:p>
          </table:table-cell>
          <table:table-cell table:formula="of:=[.D25]*[.E$19]" office:value-type="float" office:value="36.5333333333333" calcext:value-type="float">
            <text:p>36.5333333333</text:p>
          </table:table-cell>
          <table:table-cell office:value-type="string" calcext:value-type="string">
            <text:p>IN15</text:p>
          </table:table-cell>
          <table:table-cell table:number-columns-repeated="7"/>
        </table:table-row>
        <table:table-row table:style-name="ro1">
          <table:table-cell table:formula="of:=[.A25]+1"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formula="of:=[.B26]+[.C$6]" office:value-type="float" office:value="68.5" calcext:value-type="float">
            <text:p>68.5</text:p>
          </table:table-cell>
          <table:table-cell table:formula="of:=[.C26]*(1/[.D$19])" office:value-type="float" office:value="2.28333333333333" calcext:value-type="float">
            <text:p>2.28</text:p>
          </table:table-cell>
          <table:table-cell table:formula="of:=[.D26]*[.E$19]" office:value-type="float" office:value="36.5333333333333" calcext:value-type="float">
            <text:p>36.5333333333</text:p>
          </table:table-cell>
          <table:table-cell office:value-type="string" calcext:value-type="string">
            <text:p>IN7</text:p>
          </table:table-cell>
          <table:table-cell table:number-columns-repeated="7"/>
        </table:table-row>
        <table:table-row table:style-name="ro1">
          <table:table-cell table:formula="of:=[.A26]+1"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formula="of:=[.B27]+[.C$6]" office:value-type="float" office:value="68.5" calcext:value-type="float">
            <text:p>68.5</text:p>
          </table:table-cell>
          <table:table-cell table:formula="of:=[.C27]*(1/[.D$19])" office:value-type="float" office:value="2.28333333333333" calcext:value-type="float">
            <text:p>2.28</text:p>
          </table:table-cell>
          <table:table-cell table:formula="of:=[.D27]*[.E$19]" office:value-type="float" office:value="36.5333333333333" calcext:value-type="float">
            <text:p>36.5333333333</text:p>
          </table:table-cell>
          <table:table-cell office:value-type="string" calcext:value-type="string">
            <text:p>IN8</text:p>
          </table:table-cell>
          <table:table-cell table:number-columns-repeated="7"/>
        </table:table-row>
        <table:table-row table:style-name="ro1">
          <table:table-cell table:formula="of:=[.A27]+1"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table:formula="of:=[.B28]+[.C$6]" office:value-type="float" office:value="156.5" calcext:value-type="float">
            <text:p>156.5</text:p>
          </table:table-cell>
          <table:table-cell table:formula="of:=[.C28]*(1/[.D$19])" office:value-type="float" office:value="5.21666666666667" calcext:value-type="float">
            <text:p>5.22</text:p>
          </table:table-cell>
          <table:table-cell table:formula="of:=[.D28]*[.E$19]" office:value-type="float" office:value="83.4666666666667" calcext:value-type="float">
            <text:p>83.4666666667</text:p>
          </table:table-cell>
          <table:table-cell office:value-type="string" calcext:value-type="string">
            <text:p>IN9</text:p>
          </table:table-cell>
          <table:table-cell table:number-columns-repeated="7"/>
        </table:table-row>
        <table:table-row table:style-name="ro1">
          <table:table-cell table:formula="of:=[.A28]+1"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table:formula="of:=[.B29]+[.C$6]" office:value-type="float" office:value="492.5" calcext:value-type="float">
            <text:p>492.5</text:p>
          </table:table-cell>
          <table:table-cell table:formula="of:=[.C29]*(1/[.D$19])" office:value-type="float" office:value="16.4166666666667" calcext:value-type="float">
            <text:p>16.42</text:p>
          </table:table-cell>
          <table:table-cell table:formula="of:=[.D29]*[.E$19]" office:value-type="float" office:value="262.666666666667" calcext:value-type="float">
            <text:p>262.6666666667</text:p>
          </table:table-cell>
          <table:table-cell office:value-type="string" calcext:value-type="string">
            <text:p>Vref</text:p>
          </table:table-cell>
          <table:table-cell table:number-columns-repeated="7"/>
        </table:table-row>
        <table:table-row table:style-name="ro1">
          <table:table-cell table:formula="of:=[.A29]+1" office:value-type="float" office:value="11" calcext:value-type="float">
            <text:p>11</text:p>
          </table:table-cell>
          <table:table-cell office:value-type="float" office:value="480" calcext:value-type="float">
            <text:p>480</text:p>
          </table:table-cell>
          <table:table-cell table:formula="of:=[.B30]+[.C$6]" office:value-type="float" office:value="492.5" calcext:value-type="float">
            <text:p>492.5</text:p>
          </table:table-cell>
          <table:table-cell table:formula="of:=[.C30]*(1/[.D$19])" office:value-type="float" office:value="16.4166666666667" calcext:value-type="float">
            <text:p>16.42</text:p>
          </table:table-cell>
          <table:table-cell table:formula="of:=[.D30]*[.E$19]" office:value-type="float" office:value="262.666666666667" calcext:value-type="float">
            <text:p>262.6666666667</text:p>
          </table:table-cell>
          <table:table-cell office:value-type="string" calcext:value-type="string">
            <text:p>Vbat|Vts</text:p>
          </table:table-cell>
          <table:table-cell table:number-columns-repeated="7"/>
        </table:table-row>
        <table:table-row table:style-name="ro1">
          <table:table-cell table:formula="of:=[.A30]+1"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formula="of:=[.B31]+[.C$6]" office:value-type="float" office:value="68.5" calcext:value-type="float">
            <text:p>68.5</text:p>
          </table:table-cell>
          <table:table-cell table:formula="of:=[.C31]*(1/[.D$19])" office:value-type="float" office:value="2.28333333333333" calcext:value-type="float">
            <text:p>2.28</text:p>
          </table:table-cell>
          <table:table-cell table:formula="of:=[.D31]*[.E$19]" office:value-type="float" office:value="36.5333333333333" calcext:value-type="float">
            <text:p>36.5333333333</text:p>
          </table:table-cell>
          <table:table-cell office:value-type="string" calcext:value-type="string">
            <text:p>IN6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formula="of:= SUM([.C21:.C29])" office:value-type="float" office:value="1128.5" calcext:value-type="float">
            <text:p>1128.5</text:p>
          </table:table-cell>
          <table:table-cell table:style-name="Default" table:formula="of:= SUM([.D20:.D31])" office:value-type="float" office:value="58.6" calcext:value-type="float">
            <text:p>58.6</text:p>
          </table:table-cell>
          <table:table-cell table:formula="of:= SUM([.E20:.E31])" office:value-type="float" office:value="937.6" calcext:value-type="float">
            <text:p>937.6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table:style-name="Default" table:formula="of:=1/(0.000001*[.D34])" office:value-type="float" office:value="17064.8464163823" calcext:value-type="float">
            <text:p>17064.8464163823</text:p>
          </table:table-cell>
          <table:table-cell table:formula="of:=1/(0.000001*[.E34])" office:value-type="float" office:value="1066.55290102389" calcext:value-type="float">
            <text:p>1066.5529010239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formula="of:=[.D36]/60" office:value-type="float" office:value="284.414106939704" calcext:value-type="float">
            <text:p>284.4141069397</text:p>
          </table:table-cell>
          <table:table-cell table:formula="of:=[.E36]/60" office:value-type="float" office:value="17.7758816837315" calcext:value-type="float">
            <text:p>17.7758816837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formula="of:=[.D37]/2" office:value-type="float" office:value="142.207053469852" calcext:value-type="float">
            <text:p>142.2070534699</text:p>
          </table:table-cell>
          <table:table-cell table:formula="of:=[.E37]/2" office:value-type="float" office:value="8.88794084186576" calcext:value-type="float">
            <text:p>8.8879408419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formula="of:=[.D38]/2" office:value-type="float" office:value="71.1035267349261" calcext:value-type="float">
            <text:p>71.1035267349</text:p>
          </table:table-cell>
          <table:table-cell table:formula="of:=[.E38]/2" office:value-type="float" office:value="4.44397042093288" calcext:value-type="float">
            <text:p>4.443970420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7T11:16:30.056393881</meta:creation-date>
    <dc:date>2023-06-28T20:51:52.099017477</dc:date>
    <meta:editing-duration>PT24M36S</meta:editing-duration>
    <meta:editing-cycles>6</meta:editing-cycles>
    <meta:generator>LibreOffice/5.1.6.2$Linux_X86_64 LibreOffice_project/10m0$Build-2</meta:generator>
    <meta:document-statistic meta:table-count="1" meta:cell-count="194" meta:object-count="0"/>
  </office:meta>
</office:document-meta>
</file>